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08c21a" officeooo:paragraph-rsid="0008c21a"/>
    </style:style>
    <style:style style:name="P2" style:family="paragraph" style:parent-style-name="Standard">
      <style:text-properties fo:color="#ff3333" officeooo:rsid="0008c21a" officeooo:paragraph-rsid="0008c21a"/>
    </style:style>
    <style:style style:name="P3" style:family="paragraph" style:parent-style-name="Standard">
      <style:text-properties style:use-window-font-color="true" officeooo:rsid="0008c21a" officeooo:paragraph-rsid="0008c21a"/>
    </style:style>
    <style:style style:name="P4" style:family="paragraph" style:parent-style-name="Standard">
      <style:text-properties style:use-window-font-color="true" officeooo:rsid="0015b5f0" officeooo:paragraph-rsid="0015b5f0"/>
    </style:style>
    <style:style style:name="P5" style:family="paragraph" style:parent-style-name="Standard">
      <style:text-properties style:use-window-font-color="true" officeooo:rsid="0015b5f0" officeooo:paragraph-rsid="00166a5f"/>
    </style:style>
    <style:style style:name="P6" style:family="paragraph" style:parent-style-name="Standard">
      <style:text-properties style:use-window-font-color="true" fo:font-style="italic" fo:font-weight="bold" officeooo:rsid="0015b5f0" officeooo:paragraph-rsid="0015b5f0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use-window-font-color="true" fo:font-style="italic" fo:font-weight="bold" officeooo:rsid="001925ce" officeooo:paragraph-rsid="001925ce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use-window-font-color="true" fo:font-style="italic" fo:font-weight="bold" officeooo:rsid="001a2257" officeooo:paragraph-rsid="001a2257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use-window-font-color="true" fo:font-style="italic" fo:font-weight="bold" officeooo:rsid="001d3a6d" officeooo:paragraph-rsid="001d3a6d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use-window-font-color="true" fo:font-style="italic" officeooo:rsid="001a2257" officeooo:paragraph-rsid="001a2257" style:font-style-asian="italic" style:font-style-complex="italic"/>
    </style:style>
    <style:style style:name="P11" style:family="paragraph" style:parent-style-name="Standard">
      <style:text-properties style:use-window-font-color="true" officeooo:rsid="00166a5f" officeooo:paragraph-rsid="00166a5f"/>
    </style:style>
    <style:style style:name="P12" style:family="paragraph" style:parent-style-name="Standard">
      <style:text-properties style:use-window-font-color="true" officeooo:rsid="00194e1f" officeooo:paragraph-rsid="00194e1f"/>
    </style:style>
    <style:style style:name="P13" style:family="paragraph" style:parent-style-name="Standard">
      <style:text-properties style:use-window-font-color="true" officeooo:rsid="001a2257" officeooo:paragraph-rsid="001a2257"/>
    </style:style>
    <style:style style:name="P14" style:family="paragraph" style:parent-style-name="Standard">
      <style:text-properties style:use-window-font-color="true" officeooo:rsid="001d3a6d" officeooo:paragraph-rsid="001d3a6d"/>
    </style:style>
    <style:style style:name="P15" style:family="paragraph" style:parent-style-name="Standard">
      <style:text-properties officeooo:rsid="000d00b3" officeooo:paragraph-rsid="000d00b3"/>
    </style:style>
    <style:style style:name="P16" style:family="paragraph" style:parent-style-name="Standard">
      <style:text-properties style:text-outline="true" fo:font-size="15pt" officeooo:rsid="0008c21a" officeooo:paragraph-rsid="0008c21a" style:font-size-asian="15pt" style:font-size-complex="15pt"/>
    </style:style>
    <style:style style:name="P17" style:family="paragraph" style:parent-style-name="Standard">
      <style:text-properties fo:font-style="italic" style:text-underline-style="none" fo:font-weight="bold" officeooo:rsid="0015b5f0" officeooo:paragraph-rsid="0015b5f0" style:font-style-asian="italic" style:font-weight-asian="bold" style:font-style-complex="italic" style:font-weight-complex="bold"/>
    </style:style>
    <style:style style:name="P18" style:family="paragraph" style:parent-style-name="Standard" style:list-style-name="L1">
      <style:text-properties officeooo:rsid="0008c21a" officeooo:paragraph-rsid="0008c21a"/>
    </style:style>
    <style:style style:name="P19" style:family="paragraph" style:parent-style-name="Standard" style:list-style-name="L2">
      <style:text-properties style:use-window-font-color="true" officeooo:rsid="0008c21a" officeooo:paragraph-rsid="0008c21a"/>
    </style:style>
    <style:style style:name="P20" style:family="paragraph" style:parent-style-name="Standard" style:list-style-name="L3">
      <style:text-properties style:use-window-font-color="true" officeooo:rsid="0008c21a" officeooo:paragraph-rsid="0008c21a"/>
    </style:style>
    <style:style style:name="P21" style:family="paragraph" style:parent-style-name="Standard" style:list-style-name="L4">
      <style:text-properties style:use-window-font-color="true" officeooo:rsid="00166a5f" officeooo:paragraph-rsid="00166a5f"/>
    </style:style>
    <style:style style:name="P22" style:family="paragraph" style:parent-style-name="Standard" style:list-style-name="L5">
      <style:text-properties style:use-window-font-color="true" officeooo:rsid="00166a5f" officeooo:paragraph-rsid="00166a5f"/>
    </style:style>
    <style:style style:name="P23" style:family="paragraph" style:parent-style-name="Standard" style:list-style-name="L6">
      <style:text-properties officeooo:paragraph-rsid="001f20f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officeooo:rsid="001d3a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自律認識機械</text:p>
      <text:p text:style-name="P15"/>
      <text:p text:style-name="P15">4/14, 21, 28<text:tab/>5/12, 26, 30<text:tab/>6/9, 16（発表）</text:p>
      <text:p text:style-name="P1"/>
      <text:p text:style-name="P17">4/14</text:p>
      <text:p text:style-name="P1">実演できるもの</text:p>
      <text:list xml:id="list939563263865576202" text:style-name="L1">
        <text:list-item>
          <text:p text:style-name="P18">五線譜を読む</text:p>
        </text:list-item>
        <text:list-item>
          <text:p text:style-name="P18">ウェアラブル装置</text:p>
        </text:list-item>
        <text:list-item>
          <text:p text:style-name="P18">ノートの写真の影を消す</text:p>
        </text:list-item>
        <text:list-item>
          <text:p text:style-name="P18">自動採譜</text:p>
        </text:list-item>
        <text:list-item>
          <text:p text:style-name="P18">テンポを手拍子で変える、手の動きで音量を変える</text:p>
        </text:list-item>
        <text:list-item>
          <text:p text:style-name="P18">色を読み取って使う</text:p>
        </text:list-item>
        <text:list-item>
          <text:p text:style-name="P18">広がるゴミ箱（ばねで重さを検知）<text:tab/><text:span text:style-name="T1">Plan B</text:span></text:p>
        </text:list-item>
        <text:list-item>
          <text:p text:style-name="P18">手描き鍵盤</text:p>
        </text:list-item>
      </text:list>
      <text:p text:style-name="P2">画像処理の久保</text:p>
      <text:p text:style-name="P3">鍵盤を認識</text:p>
      <text:p text:style-name="P3">指の動きを認識</text:p>
      <text:p text:style-name="P3">構成</text:p>
      <text:list xml:id="list1113016731635408140" text:style-name="L2">
        <text:list-item>
          <text:p text:style-name="P19">俯瞰視点（場所）</text:p>
        </text:list-item>
        <text:list-item>
          <text:p text:style-name="P19">水平視点（接地判定）</text:p>
        </text:list-item>
        <text:list-item>
          <text:p text:style-name="P19">鍵盤の認識</text:p>
        </text:list-item>
        <text:list-item>
          <text:p text:style-name="P19">記録、音を鳴らす</text:p>
        </text:list-item>
      </text:list>
      <text:list xml:id="list7321679540611107859" text:style-name="L3">
        <text:list-item>
          <text:p text:style-name="P20">（頑張るパート）<text:tab/>プロジェクション</text:p>
        </text:list-item>
      </text:list>
      <text:p text:style-name="P3"/>
      <text:p text:style-name="P6">4/21</text:p>
      <text:p text:style-name="P4">インストール OpenCV 2.4.13<text:tab/>◯</text:p>
      <text:p text:style-name="P5">githubの導入<text:tab/>◯</text:p>
      <text:p text:style-name="P11">認識パート</text:p>
      <text:list xml:id="list3176905862771402846" text:style-name="L4">
        <text:list-item>
          <text:p text:style-name="P21">俯瞰</text:p>
        </text:list-item>
        <text:list-item>
          <text:p text:style-name="P21">水平</text:p>
        </text:list-item>
        <text:list-item>
          <text:p text:style-name="P21">鍵盤<text:tab/>◯</text:p>
        </text:list-item>
        <text:list-item>
          <text:p text:style-name="P21">音を鳴らす</text:p>
        </text:list-item>
      </text:list>
      <text:p text:style-name="P11">自律（頑張る）パート</text:p>
      <text:list xml:id="list2501945644649070225" text:style-name="L5">
        <text:list-item>
          <text:p text:style-name="P22">プロジェクション</text:p>
        </text:list-item>
      </text:list>
      <text:p text:style-name="P11"/>
      <text:p text:style-name="P7">4/28</text:p>
      <text:p text:style-name="P12">画像<text:tab/>指先検出</text:p>
      <text:p text:style-name="P12">音声<text:tab/>数字に対応する音が出る</text:p>
      <text:p text:style-name="P12">久保<text:tab/>指先検出のデバグ</text:p>
      <text:p text:style-name="P12"/>
      <text:p text:style-name="P8">5/26</text:p>
      <text:p text:style-name="P13">音が新たに加わったときに減衰を継続</text:p>
      <text:p text:style-name="P13">スライド作成</text:p>
      <text:p text:style-name="P10">Plan B</text:p>
      <text:p text:style-name="P13"/>
      <text:p text:style-name="P9">6/9</text:p>
      <text:p text:style-name="P14">音のデモをやる</text:p>
      <text:p text:style-name="P14">音の説明をしっかりめに（画像と音の二本立てなので）</text:p>
      <text:p text:style-name="P14">減衰と倍音の重ね合わせ（ピアノの波形）</text:p>
      <text:p text:style-name="P14">失敗するところも見せる</text:p>
      <text:list xml:id="list7181211436930911568" text:style-name="L6">
        <text:list-item>
          <text:p text:style-name="P23"><text:span text:style-name="T2">その場でやる</text:span></text:p>
        </text:list-item>
        <text:list-item>
          <text:p text:style-name="P23"><text:span text:style-name="T2">動画を用意（平井先生？）</text:span>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 Pゴシック" style:font-family-asian="'IPA Pゴシック'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3:38:00.178002955</meta:creation-date>
    <dc:date>2017-06-09T16:47:37.520151051</dc:date>
    <meta:editing-duration>PT5H52M56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46" meta:word-count="385" meta:character-count="461" meta:non-whitespace-character-count="442"/>
  </office:meta>
</office:document-meta>
</file>